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weight="bold"/>
    </style:style>
    <style:style style:family="paragraph" style:name="P2" style:display-name="P2" style:parent-style-name="Plain-Text">
      <style:paragraph-properties fo:text-align="left"/>
    </style:style>
    <style:style style:family="paragraph" style:name="P1" style:display-name="P1" style:parent-style-name="Normal">
      <style:paragraph-properties fo:text-align="left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a xlink:href="http://github.com/nicolasroger17/isepldc2014">http://github.com/nicolasroger17/isepldc2014</text:a></text:p>
        <text:p text:style-name="P1"/>
        <text:p text:style-name="P1">b9:1f:7f:8c:0d:78:7a:18:4f:92:0a:e3:38:1e:ab:89 at6948@cessna </text:p>
        <text:p text:style-name="P1"/>
        <text:p text:style-name="P1"/>
        <text:p text:style-name="P1">﻿</text:p>
        <text:p text:style-name="P2">git clone ssh://533e65fce0b8cd4e5900028e@php-aimeryredhat.rhcloud.com/~/git/php.git/cd php/</text:p>
        <text:p text:style-name="P1">This will create a folder with the source code of your application. After making a change, <text:span text:style-name="T1">add,</text:span> <text:span text:style-name="T1">commit,</text:span> and <text:span text:style-name="T1">push</text:span> your changes. </text:p>
        <text:p text:style-name="P2">git add .git </text:p>
        <text:p text:style-name="P2">commit -m 'My changes'</text:p>
        <text:p text:style-name="P2">git push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Plain-Text" style:display-name="Plain Text" style:parent-style-name="Normal">
      <style:text-properties style:font-name="Courier New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Liberation Serif" fo:font-size="12pt" fo:language="fr" fo:country="FR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aimery thomas</meta:initial-creator>
    <dc:creator>aimery thomas</dc:creator>
    <meta:creation-date>2014-04-04T08:58:10.261273316</meta:creation-date>
    <dc:date>2014-04-04T10:08:08.382486080</dc:date>
  </office:meta>
</office:document-meta>
</file>